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hadow="none"/>
    </style:style>
    <style:style style:name="Table1.A" style:family="table-column">
      <style:table-column-properties style:column-width="2.25in"/>
    </style:style>
    <style:style style:name="Table1.B" style:family="table-column">
      <style:table-column-properties style:column-width="4.6771in"/>
    </style:style>
    <style:style style:name="Table1.A1" style:family="table-cell">
      <style:table-cell-properties fo:padding="0.0382in" fo:border-left="0.05pt solid #dddddd" fo:border-right="none" fo:border-top="0.05pt solid #dddddd" fo:border-bottom="0.05pt solid #dddddd"/>
    </style:style>
    <style:style style:name="Table1.B1" style:family="table-cell">
      <style:table-cell-properties fo:padding="0.0382in" fo:border="0.05pt solid #dddddd"/>
    </style:style>
    <style:style style:name="Table1.A2" style:family="table-cell">
      <style:table-cell-properties fo:padding="0.0382in" fo:border-left="0.05pt solid #dddddd" fo:border-right="none" fo:border-top="none" fo:border-bottom="0.05pt solid #dddddd"/>
    </style:style>
    <style:style style:name="Table1.B2" style:family="table-cell">
      <style:table-cell-properties fo:padding="0.0382in" fo:border-left="0.05pt solid #dddddd" fo:border-right="0.05pt solid #dddddd" fo:border-top="none" fo:border-bottom="0.05pt solid #dddddd"/>
    </style:style>
    <style:style style:name="P1" style:family="paragraph" style:parent-style-name="Standard">
      <style:text-properties officeooo:rsid="00117514" officeooo:paragraph-rsid="00117514"/>
    </style:style>
    <style:style style:name="P2" style:family="paragraph" style:parent-style-name="Standard">
      <style:text-properties officeooo:rsid="00117514" officeooo:paragraph-rsid="00117514"/>
    </style:style>
    <style:style style:name="P3" style:family="paragraph" style:parent-style-name="Standard">
      <style:paragraph-properties fo:text-align="justify" style:justify-single-word="false"/>
      <style:text-properties officeooo:rsid="00117514" officeooo:paragraph-rsid="00117514"/>
    </style:style>
    <style:style style:name="P4" style:family="paragraph" style:parent-style-name="Standard">
      <style:paragraph-properties fo:text-align="justify" style:justify-single-word="false"/>
      <style:text-properties officeooo:rsid="00117514" officeooo:paragraph-rsid="0020df09"/>
    </style:style>
    <style:style style:name="P5" style:family="paragraph" style:parent-style-name="Standard">
      <style:text-properties officeooo:rsid="00117514" officeooo:paragraph-rsid="000f9a0f"/>
    </style:style>
    <style:style style:name="P6" style:family="paragraph" style:parent-style-name="Standard">
      <style:text-properties officeooo:rsid="00117514" officeooo:paragraph-rsid="0020df09"/>
    </style:style>
    <style:style style:name="P7" style:family="paragraph" style:parent-style-name="Standard">
      <style:text-properties officeooo:rsid="001307cf" officeooo:paragraph-rsid="001307cf"/>
    </style:style>
    <style:style style:name="P8" style:family="paragraph" style:parent-style-name="Standard">
      <style:text-properties officeooo:paragraph-rsid="001307cf"/>
    </style:style>
    <style:style style:name="P9" style:family="paragraph" style:parent-style-name="Standard">
      <style:text-properties officeooo:rsid="00157c57" officeooo:paragraph-rsid="00157c57"/>
    </style:style>
    <style:style style:name="P10" style:family="paragraph" style:parent-style-name="Standard">
      <style:text-properties officeooo:paragraph-rsid="001732a2"/>
    </style:style>
    <style:style style:name="P11" style:family="paragraph" style:parent-style-name="Standard">
      <style:text-properties officeooo:rsid="001923fb" officeooo:paragraph-rsid="001923fb"/>
    </style:style>
    <style:style style:name="P12" style:family="paragraph" style:parent-style-name="Standard">
      <style:text-properties officeooo:rsid="001be8fa" officeooo:paragraph-rsid="001be8fa"/>
    </style:style>
    <style:style style:name="P13" style:family="paragraph" style:parent-style-name="Standard">
      <style:text-properties fo:color="#000000" style:font-name="Liberation Serif" fo:font-size="12pt" officeooo:rsid="001be8fa" officeooo:paragraph-rsid="001be8fa" style:font-size-asian="12pt" style:font-size-complex="12pt"/>
    </style:style>
    <style:style style:name="P14" style:family="paragraph" style:parent-style-name="Standard">
      <style:paragraph-properties fo:text-align="center" style:justify-single-word="false"/>
      <style:text-properties fo:font-size="16pt" fo:font-weight="bold" officeooo:rsid="000c9ce6" style:font-size-asian="16pt" style:font-weight-asian="bold" style:font-size-complex="16pt" style:font-weight-complex="bold"/>
    </style:style>
    <style:style style:name="P15" style:family="paragraph" style:parent-style-name="Standard">
      <style:text-properties fo:font-size="14pt" fo:font-weight="bold" officeooo:rsid="000f9a0f" officeooo:paragraph-rsid="000f9a0f" style:font-size-asian="14pt" style:font-weight-asian="bold" style:font-size-complex="14pt" style:font-weight-complex="bold"/>
    </style:style>
    <style:style style:name="P16" style:family="paragraph" style:parent-style-name="Standard">
      <style:text-properties fo:font-size="14pt" fo:font-weight="bold" officeooo:rsid="001307cf" officeooo:paragraph-rsid="001307cf" style:font-size-asian="14pt" style:font-weight-asian="bold" style:font-size-complex="14pt" style:font-weight-complex="bold"/>
    </style:style>
    <style:style style:name="P17" style:family="paragraph" style:parent-style-name="Standard">
      <style:paragraph-properties fo:text-align="justify" style:justify-single-word="false"/>
      <style:text-properties officeooo:rsid="000f9a0f" officeooo:paragraph-rsid="000f9a0f"/>
    </style:style>
    <style:style style:name="P18" style:family="paragraph" style:parent-style-name="Standard">
      <style:paragraph-properties fo:text-align="justify" style:justify-single-word="false"/>
      <style:text-properties officeooo:rsid="000f9a0f" officeooo:paragraph-rsid="0020df09"/>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732a2" style:font-style-asian="italic" style:font-style-complex="italic"/>
    </style:style>
    <style:style style:name="P21"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rsid="00117514" officeooo:paragraph-rsid="0020df09"/>
    </style:style>
    <style:style style:name="P22"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rsid="00157c57" officeooo:paragraph-rsid="00157c57"/>
    </style:style>
    <style:style style:name="P23"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paragraph-rsid="001732a2"/>
    </style:style>
    <style:style style:name="P24" style:family="paragraph" style:parent-style-name="Standard" style:master-page-name="">
      <loext:graphic-properties draw:fill="none"/>
      <style:paragraph-properties fo:margin-left="0in" fo:margin-right="0in" fo:text-indent="0.6866in" style:auto-text-indent="false" style:page-number="auto" fo:background-color="transparent"/>
    </style:style>
    <style:style style:name="P25" style:family="paragraph" style:parent-style-name="Standard" style:master-page-name="">
      <loext:graphic-properties draw:fill="none"/>
      <style:paragraph-properties fo:margin-left="0in" fo:margin-right="0in" fo:text-indent="1.25in" style:auto-text-indent="false" style:page-number="auto" fo:background-color="transparent"/>
      <style:text-properties officeooo:paragraph-rsid="001732a2"/>
    </style:style>
    <style:style style:name="P26" style:family="paragraph" style:parent-style-name="Standard" style:master-page-name="">
      <loext:graphic-properties draw:fill="none"/>
      <style:paragraph-properties fo:margin-left="0.6866in" fo:margin-right="0in" fo:text-indent="0in" style:auto-text-indent="false" style:page-number="auto" fo:background-color="transparent"/>
      <style:text-properties officeooo:rsid="001923fb" officeooo:paragraph-rsid="001923fb"/>
    </style:style>
    <style:style style:name="P27" style:family="paragraph" style:parent-style-name="Standard">
      <loext:graphic-properties draw:fill="none"/>
      <style:paragraph-properties fo:margin-left="0.6866in" fo:margin-right="0in" fo:text-indent="0in" style:auto-text-indent="false" fo:background-color="transparent"/>
      <style:text-properties officeooo:rsid="001923fb" officeooo:paragraph-rsid="001923fb"/>
    </style:style>
    <style:style style:name="P28" style:family="paragraph" style:parent-style-name="Standard">
      <loext:graphic-properties draw:fill="none"/>
      <style:paragraph-properties fo:margin-left="0.6866in" fo:margin-right="0in" fo:text-indent="0in" style:auto-text-indent="false" fo:background-color="transparent"/>
      <style:text-properties officeooo:rsid="001be8fa" officeooo:paragraph-rsid="001be8fa"/>
    </style:style>
    <style:style style:name="P29" style:family="paragraph" style:parent-style-name="Standard" style:master-page-name="">
      <loext:graphic-properties draw:fill="none"/>
      <style:paragraph-properties fo:margin-left="0.6866in" fo:margin-right="0in" fo:text-indent="0in" style:auto-text-indent="false" style:page-number="auto" fo:background-color="transparent"/>
      <style:text-properties officeooo:rsid="001be8fa" officeooo:paragraph-rsid="001be8fa"/>
    </style:style>
    <style:style style:name="P30" style:family="paragraph" style:parent-style-name="Standard" style:master-page-name="">
      <loext:graphic-properties draw:fill="none"/>
      <style:paragraph-properties fo:margin-left="0in" fo:margin-right="0in" fo:text-indent="2.4366in" style:auto-text-indent="false" style:page-number="auto" fo:background-color="transparent"/>
      <style:text-properties officeooo:rsid="001923fb" officeooo:paragraph-rsid="001923fb"/>
    </style:style>
    <style:style style:name="P31" style:family="paragraph" style:parent-style-name="Standard" style:master-page-name="">
      <loext:graphic-properties draw:fill="none"/>
      <style:paragraph-properties fo:margin-left="0in" fo:margin-right="0in" fo:text-indent="2.4366in" style:auto-text-indent="false" style:page-number="auto" fo:background-color="transparent"/>
      <style:text-properties officeooo:rsid="001be8fa" officeooo:paragraph-rsid="001be8fa"/>
    </style:style>
    <style:style style:name="P3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rsid="001be8fa" officeooo:paragraph-rsid="001be8fa"/>
    </style:style>
    <style:style style:name="P33" style:family="paragraph" style:parent-style-name="Standard">
      <loext:graphic-properties draw:fill="none"/>
      <style:paragraph-properties fo:margin-left="0.3752in" fo:margin-right="0in" fo:text-indent="0in" style:auto-text-indent="false" fo:background-color="transparent"/>
      <style:text-properties officeooo:rsid="001be8fa" officeooo:paragraph-rsid="001be8fa"/>
    </style:style>
    <style:style style:name="P3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rsid="001be8fa" officeooo:paragraph-rsid="002033c4"/>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fo:font-variant="normal" fo:text-transform="none" fo:color="#000000" style:font-name="Liberation Serif" fo:font-size="12pt" fo:letter-spacing="normal" fo:font-style="normal" fo:font-weight="normal" officeooo:rsid="001be8fa" officeooo:paragraph-rsid="001be8fa" style:font-size-asian="12pt" style:font-size-complex="12pt"/>
    </style:style>
    <style:style style:name="P36" style:family="paragraph" style:parent-style-name="Text_20_body" style:master-page-name="">
      <loext:graphic-properties draw:fill="none"/>
      <style:paragraph-properties fo:margin-left="0.3118in" fo:margin-right="0in" fo:margin-top="0in" fo:margin-bottom="0.1043in" loext:contextual-spacing="false" fo:line-height="120%" fo:orphans="2" fo:widows="2" fo:text-indent="0in" style:auto-text-indent="false" style:page-number="auto" fo:background-color="transparent"/>
      <style:text-properties fo:font-variant="normal" fo:text-transform="none" fo:color="#000000" style:font-name="Liberation Serif" fo:font-size="12pt" fo:letter-spacing="normal" fo:font-style="normal" fo:font-weight="normal" style:font-size-asian="12pt" style:font-size-complex="12pt"/>
    </style:style>
    <style:style style:name="P37" style:family="paragraph" style:parent-style-name="Text_20_body" style:master-page-name="">
      <loext:graphic-properties draw:fill="none"/>
      <style:paragraph-properties fo:margin-left="0.3118in" fo:margin-right="0in" fo:margin-top="0in" fo:margin-bottom="0.1043in" loext:contextual-spacing="false" fo:line-height="120%" fo:orphans="2" fo:widows="2" fo:text-indent="0in" style:auto-text-indent="false" style:page-number="auto" fo:background-color="transparent"/>
      <style:text-properties fo:font-variant="normal" fo:text-transform="none" fo:color="#000000" style:font-name="Liberation Serif" fo:font-size="12pt" fo:letter-spacing="normal" fo:font-style="normal" fo:font-weight="normal" style:font-size-asian="12pt" style:font-size-complex="12pt"/>
    </style:style>
    <style:style style:name="P38" style:family="paragraph" style:parent-style-name="Text_20_body" style:master-page-name="">
      <loext:graphic-properties draw:fill="none"/>
      <style:paragraph-properties fo:margin-left="0.3118in" fo:margin-right="0in" fo:margin-top="0in" fo:margin-bottom="0.1043in" loext:contextual-spacing="false" fo:line-height="120%" fo:orphans="2" fo:widows="2" fo:text-indent="0in" style:auto-text-indent="false" style:page-number="auto" fo:background-color="transparent"/>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master-page-name="">
      <loext:graphic-properties draw:fill="none"/>
      <style:paragraph-properties fo:margin-left="0.3118in" fo:margin-right="0in" fo:margin-top="0in" fo:margin-bottom="0.1043in" loext:contextual-spacing="false" fo:line-height="120%" fo:orphans="2" fo:widows="2" fo:text-indent="0in" style:auto-text-indent="false" style:page-number="auto" fo:background-color="transparent"/>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17514"/>
    </style:style>
    <style:style style:name="T2" style:family="text">
      <style:text-properties officeooo:rsid="001307cf"/>
    </style:style>
    <style:style style:name="T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1ee20f"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2033c4"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bold" officeooo:rsid="001ee20f" style:font-size-asian="12pt" style:font-size-complex="12pt"/>
    </style:style>
    <style:style style:name="T7" style:family="text">
      <style:text-properties fo:font-weight="bold" style:font-weight-asian="bold" style:font-weight-complex="bold"/>
    </style:style>
    <style:style style:name="T8" style:family="text">
      <style:text-properties fo:font-weight="bold" officeooo:rsid="001732a2" style:font-weight-asian="bold" style:font-weight-complex="bold"/>
    </style:style>
    <style:style style:name="T9" style:family="text">
      <style:text-properties fo:font-weight="bold" officeooo:rsid="001921aa" style:font-weight-asian="bold" style:font-weight-complex="bold"/>
    </style:style>
    <style:style style:name="T10" style:family="text">
      <style:text-properties fo:font-weight="bold" officeooo:rsid="001307cf" style:font-weight-asian="bold" style:font-weight-complex="bold"/>
    </style:style>
    <style:style style:name="T11" style:family="text">
      <style:text-properties fo:font-weight="bold" officeooo:rsid="001af31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21aa" style:font-weight-asian="normal" style:font-weight-complex="normal"/>
    </style:style>
    <style:style style:name="T14" style:family="text">
      <style:text-properties fo:font-weight="normal" officeooo:rsid="001af315" style:font-weight-asian="normal" style:font-weight-complex="normal"/>
    </style:style>
    <style:style style:name="T15" style:family="text">
      <style:text-properties fo:font-weight="normal" officeooo:rsid="001b0eef" style:font-weight-asian="normal" style:font-weight-complex="normal"/>
    </style:style>
    <style:style style:name="T16" style:family="text">
      <style:text-properties fo:font-weight="normal" officeooo:rsid="001be8fa" style:font-weight-asian="normal" style:font-weight-complex="normal"/>
    </style:style>
    <style:style style:name="T17" style:family="text">
      <style:text-properties fo:font-weight="normal" officeooo:rsid="001d8af6" style:font-weight-asian="normal" style:font-weight-complex="normal"/>
    </style:style>
    <style:style style:name="T18" style:family="text">
      <style:text-properties fo:font-weight="normal" officeooo:rsid="001ee20f" style:font-weight-asian="normal" style:font-weight-complex="normal"/>
    </style:style>
    <style:style style:name="T19" style:family="text">
      <style:text-properties officeooo:rsid="0014fec0"/>
    </style:style>
    <style:style style:name="T20" style:family="text">
      <style:text-properties officeooo:rsid="00157c57"/>
    </style:style>
    <style:style style:name="T21" style:family="text">
      <style:text-properties officeooo:rsid="001732a2"/>
    </style:style>
    <style:style style:name="T22" style:family="text">
      <style:text-properties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117514" style:font-style-asian="italic" style:font-style-complex="italic"/>
    </style:style>
    <style:style style:name="T25" style:family="text">
      <style:text-properties fo:font-style="italic" officeooo:rsid="001307cf" style:font-style-asian="italic" style:font-style-complex="italic"/>
    </style:style>
    <style:style style:name="T26" style:family="text">
      <style:text-properties fo:font-style="italic" officeooo:rsid="0014fec0" style:font-style-asian="italic" style:font-style-complex="italic"/>
    </style:style>
    <style:style style:name="T27" style:family="text">
      <style:text-properties fo:font-style="italic" officeooo:rsid="001732a2"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921aa" style:font-style-asian="italic" style:font-weight-asian="normal" style:font-style-complex="italic" style:font-weight-complex="normal"/>
    </style:style>
    <style:style style:name="T30" style:family="text">
      <style:text-properties fo:font-style="italic" fo:font-weight="normal" officeooo:rsid="001af315" style:font-style-asian="italic" style:font-weight-asian="normal" style:font-style-complex="italic" style:font-weight-complex="normal"/>
    </style:style>
    <style:style style:name="T31" style:family="text">
      <style:text-properties fo:font-style="italic" fo:font-weight="normal" officeooo:rsid="001d8af6"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1307cf" style:font-style-asian="italic" style:font-weight-asian="bold" style:font-style-complex="italic" style:font-weight-complex="bold"/>
    </style:style>
    <style:style style:name="T34" style:family="text">
      <style:text-properties fo:font-style="italic" fo:font-weight="bold" officeooo:rsid="0014fec0" style:font-style-asian="italic" style:font-weight-asian="bold" style:font-style-complex="italic" style:font-weight-complex="bold"/>
    </style:style>
    <style:style style:name="T35" style:family="text">
      <style:text-properties fo:font-style="italic" fo:font-weight="bold" officeooo:rsid="001732a2" style:font-style-asian="italic" style:font-weight-asian="bold" style:font-style-complex="italic" style:font-weight-complex="bold"/>
    </style:style>
    <style:style style:name="T36" style:family="text">
      <style:text-properties fo:font-style="italic" fo:font-weight="bold" officeooo:rsid="001af315" style:font-style-asian="italic" style:font-weight-asian="bold" style:font-style-complex="italic" style:font-weight-complex="bold"/>
    </style:style>
    <style:style style:name="T37" style:family="text">
      <style:text-properties fo:font-style="italic" fo:font-weight="bold" officeooo:rsid="001d8af6" style:font-style-asian="italic" style:font-weight-asian="bold" style:font-style-complex="italic" style:font-weight-complex="bold"/>
    </style:style>
    <style:style style:name="T38" style:family="text">
      <style:text-properties officeooo:rsid="0020df09"/>
    </style:style>
    <style:style style:name="T39" style:family="text">
      <style:text-properties officeooo:rsid="0021195e"/>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ía tri thời gian của dòng tiền (Time Value Of Money)</text:p>
      <text:p text:style-name="Standard"/>
      <text:p text:style-name="Standard"/>
      <text:p text:style-name="P15">1. Danh sách các từ mới về tài chính</text:p>
      <text:p text:style-name="P5"/>
      <table:table table:name="Table1" table:style-name="Table1">
        <table:table-column table:style-name="Table1.A"/>
        <table:table-column table:style-name="Table1.B"/>
        <table:table-row>
          <table:table-cell table:style-name="Table1.A1" office:value-type="string">
            <text:p text:style-name="P18"><text:span text:style-name="T23">Present value of money</text:span></text:p>
          </table:table-cell>
          <table:table-cell table:style-name="Table1.B1" office:value-type="string">
            <text:p text:style-name="P18">Giá trị hiện tại của tiền (Hiện giá)</text:p>
          </table:table-cell>
        </table:table-row>
        <table:table-row>
          <table:table-cell table:style-name="Table1.A2" office:value-type="string">
            <text:p text:style-name="P18"><text:span text:style-name="T23">Future value of money</text:span></text:p>
          </table:table-cell>
          <table:table-cell table:style-name="Table1.B2" office:value-type="string">
            <text:p text:style-name="P18">Giá trị tương lai của tiền ( Là giá trị có thể nhận được tại 1 tđ trong tương lai bao gồm số vốn gốc và toàn bộ số tiền lãi tính đến thời điểm đó)</text:p>
          </table:table-cell>
        </table:table-row>
        <table:table-row>
          <table:table-cell table:style-name="Table1.A2" office:value-type="string">
            <text:p text:style-name="P18"><text:span text:style-name="T23">Interest</text:span></text:p>
          </table:table-cell>
          <table:table-cell table:style-name="Table1.B2" office:value-type="string">
            <text:p text:style-name="P18">Lãi suất</text:p>
          </table:table-cell>
        </table:table-row>
        <table:table-row>
          <table:table-cell table:style-name="Table1.A2" office:value-type="string">
            <text:p text:style-name="P18"><text:span text:style-name="T23">Simple interest</text:span></text:p>
          </table:table-cell>
          <table:table-cell table:style-name="Table1.B2" office:value-type="string">
            <text:p text:style-name="P18">Lãi đơn ( số tiền thu được đối với người cho vay hay ng chi ra cho việc sử dụng vốn vay)</text:p>
          </table:table-cell>
        </table:table-row>
        <table:table-row>
          <table:table-cell table:style-name="Table1.A2" office:value-type="string">
            <text:p text:style-name="P18"><text:span text:style-name="T24">Compound interest</text:span><text:span text:style-name="T1"> </text:span></text:p>
          </table:table-cell>
          <table:table-cell table:style-name="Table1.B2" office:value-type="string">
            <text:p text:style-name="P18"><text:span text:style-name="T1">Lãi kép ( Là số tiền lãi được xđ dựa trên cơ sở số tiền lãi của các thời kì trước đó gộp vào vốn gốc để làm căn cứ tính tiền lãi cho thời kì tiếp theo)</text:span></text:p>
          </table:table-cell>
        </table:table-row>
        <table:table-row>
          <table:table-cell table:style-name="Table1.A2" office:value-type="string">
            <text:p text:style-name="P18"><text:span text:style-name="T24">Cash flow</text:span></text:p>
          </table:table-cell>
          <table:table-cell table:style-name="Table1.B2" office:value-type="string">
            <text:p text:style-name="P18"><text:span text:style-name="T1">Chuỗi tiền tệ (dòng tiền). Đây là một trong những khoản tiền (thu nhập/ chi trả) phát sinh liên tục theo những khoảng cách thời gian bằng nhau tạo thành 1 dòng tiền)</text:span></text:p>
          </table:table-cell>
        </table:table-row>
        <table:table-row>
          <table:table-cell table:style-name="Table1.A2" office:value-type="string">
            <text:p text:style-name="P18"><text:span text:style-name="T24">Rate</text:span></text:p>
          </table:table-cell>
          <table:table-cell table:style-name="Table1.B2" office:value-type="string">
            <text:p text:style-name="P18"><text:span text:style-name="T1">Tỉ lệ chiết khấu</text:span></text:p>
          </table:table-cell>
        </table:table-row>
        <table:table-row>
          <table:table-cell table:style-name="Table1.A2" office:value-type="string">
            <text:p text:style-name="P18"><text:span text:style-name="T23">Annuity</text:span></text:p>
          </table:table-cell>
          <table:table-cell table:style-name="Table1.B2" office:value-type="string">
            <text:p text:style-name="P18">Dòng <text:span text:style-name="T1">tiền cuối kì (Tđ phát sinh các khoản tiền ở mỗi cuối kì)</text:span></text:p>
          </table:table-cell>
        </table:table-row>
        <table:table-row>
          <table:table-cell table:style-name="Table1.A2" office:value-type="string">
            <text:p text:style-name="P4"><text:span text:style-name="T23">Annuity due</text:span></text:p>
          </table:table-cell>
          <table:table-cell table:style-name="Table1.B2" office:value-type="string">
            <text:p text:style-name="P4">Dòng tiền đầu kì</text:p>
          </table:table-cell>
        </table:table-row>
        <table:table-row>
          <table:table-cell table:style-name="Table1.A2" office:value-type="string">
            <text:p text:style-name="P4"><text:span text:style-name="T23">Perpetuity</text:span></text:p>
          </table:table-cell>
          <table:table-cell table:style-name="Table1.B2" office:value-type="string">
            <text:p text:style-name="P4">Dòng tiền vô hạn (Tức là 1 chuỗi tiền tệ với các khoản phát sinh kéo dài mãi mãi)</text:p>
          </table:table-cell>
        </table:table-row>
        <table:table-row>
          <table:table-cell table:style-name="Table1.A2" office:value-type="string">
            <text:p text:style-name="P4"><text:span text:style-name="T23">Effective Annual Rate(EAR)</text:span>: </text:p>
          </table:table-cell>
          <table:table-cell table:style-name="Table1.B2" office:value-type="string">
            <text:p text:style-name="P4">Lãi suất thực hưởng.</text:p>
          </table:table-cell>
        </table:table-row>
        <table:table-row>
          <table:table-cell table:style-name="Table1.A2" office:value-type="string">
            <text:p text:style-name="P4"><text:span text:style-name="T23">Quoted rate = stated rate = nomino rate</text:span></text:p>
          </table:table-cell>
          <table:table-cell table:style-name="Table1.B2" office:value-type="string">
            <text:p text:style-name="P4">Lãi suất danh nghĩa.</text:p>
          </table:table-cell>
        </table:table-row>
      </table:table>
      <text:p text:style-name="P3"/>
      <text:p text:style-name="P3"/>
      <text:p text:style-name="P16">2. Các khái niệm, công thức</text:p>
      <text:p text:style-name="P7"/>
      <text:p text:style-name="P8"><text:span text:style-name="T2">-</text:span><text:span text:style-name="T10"> </text:span><text:span text:style-name="T33">Time value of money / Giá trị tiền tệ theo thời gian:</text:span><text:span text:style-name="T2"> </text:span><text:span text:style-name="T3">lượng tiền mà chúng ta nắm giữ trong hiện tại sẽ có giá trị hơn so với lượng tiền tương tự mà ta nắm giữ trong tương lai vì tiền có khả năng sinh lợi.</text:span></text:p>
      <text:p text:style-name="P1"/>
      <text:p text:style-name="P6">- <text:span text:style-name="T34">Lãi suất: (Return on Investment)</text:span></text:p>
      <text:p text:style-name="P21"><text:span text:style-name="T19">%Gain = </text:span><text:span text:style-name="T19"><draw:frame draw:style-name="fr1" draw:name="Object1" text:anchor-type="as-char" svg:y="-0.2689in" svg:width="0.6189in" svg:height="0.4425in" draw:z-index="5"><draw:object xlink:href="./Object 1" xlink:type="simple" xlink:show="embed" xlink:actuate="onLoad"/><draw:image xlink:href="./ObjectReplacements/Object 1" xlink:type="simple" xlink:show="embed" xlink:actuate="onLoad"/></draw:frame></text:span></text:p>
      <text:p text:style-name="P1"/>
      <text:p text:style-name="P24"><text:span text:style-name="T38">Trong đó: vt1 - the initial value of the investment at time </text:span></text:p>
      <text:p text:style-name="Standard"><text:tab/> <text:s text:c="15"/><text:span text:style-name="T20">vt2 - the final value of the investment at time</text:span></text:p>
      <text:p text:style-name="Standard"/>
      <text:p text:style-name="P9">-<text:span text:style-name="T7"> </text:span><text:span text:style-name="T35">Future value for one given present value</text:span><text:span text:style-name="T32"> (</text:span><text:span text:style-name="T35">Giá trị tương lai):</text:span></text:p>
      <text:p text:style-name="P22"><text:span text:style-name="T8">FV = </text:span><text:span text:style-name="T8"><draw:frame draw:style-name="fr1" draw:name="Object2" text:anchor-type="as-char" svg:y="-0.172in" svg:width="0.8508in" svg:height="0.2193in" draw:z-index="0"><draw:object xlink:href="./Object 2" xlink:type="simple" xlink:show="embed" xlink:actuate="onLoad"/><draw:image xlink:href="./ObjectReplacements/Object 2" xlink:type="simple" xlink:show="embed" xlink:actuate="onLoad"/></draw:frame></text:span></text:p>
      <text:p text:style-name="Standard"><text:tab/><text:tab/></text:p>
      <text:p text:style-name="Standard"><text:soft-page-break/><text:tab/><text:span text:style-name="T21">Trong đó: </text:span></text:p>
      <text:p text:style-name="Standard"><text:tab/><text:tab/><text:span text:style-name="T21">Fv - giá trị nhận được trong tương lai từ giá trị hiện tại</text:span></text:p>
      <text:p text:style-name="Standard"><text:tab/><text:tab/><text:span text:style-name="T21">Pv - giá trị hiện tại</text:span></text:p>
      <text:p text:style-name="Standard"><text:tab/><text:tab/><text:span text:style-name="T21">R - period rate ( tốc độ tăng trưởng / 1 đơn vị thời gian)</text:span></text:p>
      <text:p text:style-name="Standard"><text:tab/><text:tab/><text:span text:style-name="T21">n - số đơn vị thời gian</text:span></text:p>
      <text:p text:style-name="Standard"/>
      <text:p text:style-name="P19">- <text:span text:style-name="T8">Present value of one future cash flow</text:span></text:p>
      <text:p text:style-name="P23"><text:tab/><text:tab/><text:span text:style-name="T21">PV</text:span><text:span text:style-name="T8"> = </text:span><text:span text:style-name="T8"><draw:frame draw:style-name="fr1" draw:name="Object3" text:anchor-type="as-char" svg:y="-0.2445in" svg:width="0.5937in" svg:height="0.4299in" draw:z-index="1"><draw:object xlink:href="./Object 3" xlink:type="simple" xlink:show="embed" xlink:actuate="onLoad"/><draw:image xlink:href="./ObjectReplacements/Object 3" xlink:type="simple" xlink:show="embed" xlink:actuate="onLoad"/><svg:desc>formula</svg:desc></draw:frame></text:span></text:p>
      <text:p text:style-name="P10"><text:span text:style-name="T8"/></text:p>
      <text:p text:style-name="P20"><text:span text:style-name="T8">- </text:span><text:span text:style-name="T9">Compound interest</text:span></text:p>
      <text:p text:style-name="P25"><text:span text:style-name="T13"><text:tab/></text:span><text:span text:style-name="T29">Investment value</text:span><text:span text:style-name="T13"> = </text:span><text:span text:style-name="T13"><draw:frame draw:style-name="fr1" draw:name="Object4" text:anchor-type="as-char" svg:y="-0.2681in" svg:width="0.8992in" svg:height="0.4165in" draw:z-index="2"><draw:object xlink:href="./Object 4" xlink:type="simple" xlink:show="embed" xlink:actuate="onLoad"/><draw:image xlink:href="./ObjectReplacements/Object 4" xlink:type="simple" xlink:show="embed" xlink:actuate="onLoad"/></draw:frame></text:span></text:p>
      <text:p text:style-name="P10"><text:span text:style-name="T13"><text:tab/></text:span></text:p>
      <text:p text:style-name="P26"><text:span text:style-name="T12">Trong đó: </text:span></text:p>
      <text:p text:style-name="P27"><text:span text:style-name="T12"><text:tab/>r - the investment’s annual expected rate of return </text:span></text:p>
      <text:p text:style-name="P27"><text:span text:style-name="T12"><text:tab/>t - the lifespan of the investment </text:span></text:p>
      <text:p text:style-name="P27"><text:span text:style-name="T12"><text:tab/>vt0 - the initial value of the investment at time 0</text:span></text:p>
      <text:p text:style-name="P27"><text:span text:style-name="T12"><text:tab/></text:span><text:span text:style-name="T14">c - the number of compounding periods per year</text:span></text:p>
      <text:p text:style-name="P11"><text:span text:style-name="T14"/></text:p>
      <text:p text:style-name="P11"><text:span text:style-name="T14">- </text:span><text:span text:style-name="T36">NPV / Net Present Value (Giá trị hiện tại thuần)</text:span><text:span text:style-name="T11"> </text:span><text:span text:style-name="T14">là chênh lệch giữa giá trị hiện tại của dòng tiền vào (cash inflow) và giá trị hiện tại của dòng tiền ra (</text:span><text:span text:style-name="T15">cash outflow).</text:span></text:p>
      <text:p text:style-name="P11"><text:span text:style-name="T15"><text:tab/></text:span></text:p>
      <text:p text:style-name="P30"><text:span text:style-name="T15"><text:tab/></text:span><text:span text:style-name="T16">NPV = </text:span><text:span text:style-name="T16"><draw:frame draw:style-name="fr1" draw:name="Object5" text:anchor-type="as-char" svg:y="-0.2807in" svg:width="1.15in" svg:height="0.4654in" draw:z-index="3"><draw:object xlink:href="./Object 5" xlink:type="simple" xlink:show="embed" xlink:actuate="onLoad"/><draw:image xlink:href="./ObjectReplacements/Object 5" xlink:type="simple" xlink:show="embed" xlink:actuate="onLoad"/></draw:frame></text:span></text:p>
      <text:p text:style-name="P12"><text:span text:style-name="T16"/></text:p>
      <text:p text:style-name="P29"><text:span text:style-name="T12">Trong đó:</text:span></text:p>
      <text:p text:style-name="P28"><text:span text:style-name="T12"><text:tab/>ct - dòng tiền </text:span><text:span text:style-name="T17">ròng sau thuế(=dòng tiền vào - dòng tiền ra) trong thời kì t</text:span></text:p>
      <text:p text:style-name="P28"><text:span text:style-name="T12"><text:tab/>c0 - chi phí vốn đầu tư ban đầu</text:span></text:p>
      <text:p text:style-name="P28"><text:span text:style-name="T12"><text:tab/>r - tỉ lệ chiết khấu</text:span></text:p>
      <text:p text:style-name="P28"><text:span text:style-name="T12"><text:tab/>t - <text:s/></text:span><text:span text:style-name="T17">tổng thời gian nắm giữ</text:span></text:p>
      <text:p text:style-name="P12"><text:span text:style-name="T12"/></text:p>
      <text:p text:style-name="P32"><text:span text:style-name="T12">Nếu </text:span><text:span text:style-name="T32">NVP &gt; 0</text:span><text:span text:style-name="T12"> → thu nhập thu về đã lớn hơn ngưỡng hòa vốn, dự án nên được thông qua</text:span></text:p>
      <text:p text:style-name="P33"><text:span text:style-name="T12">Nếu </text:span><text:span text:style-name="T32">NVP = 0</text:span><text:span text:style-name="T12"> → Có thể thông qua hoặc không. Tùy vào tỉ suất chiết khấu kì vọng</text:span></text:p>
      <text:p text:style-name="P33"><text:span text:style-name="T12">Nếu </text:span><text:span text:style-name="T32">NVP &lt; 0</text:span><text:span text:style-name="T12"> → Ko thông qua</text:span></text:p>
      <text:p text:style-name="P33"><text:span text:style-name="T12"/></text:p>
      <text:p text:style-name="P12"><text:span text:style-name="T12">- </text:span><text:span text:style-name="T32">IIR / Internal rate of return </text:span><text:span text:style-name="T37">(Tỉ suất hoàn vốn nội bộ)</text:span><text:span text:style-name="T17">: </text:span><text:span text:style-name="T18">Là tỷ suất chiết khấu khiến dòng tiền có NPV = 0. Hay</text:span></text:p>
      <text:p text:style-name="P31"><text:span text:style-name="T18"><text:tab/>0 = </text:span><text:span text:style-name="T18"><draw:frame draw:style-name="fr1" draw:name="Object6" text:anchor-type="as-char" svg:y="-0.2807in" svg:width="1.3484in" svg:height="0.4661in" draw:z-index="4"><draw:object xlink:href="./Object 6" xlink:type="simple" xlink:show="embed" xlink:actuate="onLoad"/><draw:image xlink:href="./ObjectReplacements/Object 6" xlink:type="simple" xlink:show="embed" xlink:actuate="onLoad"/><svg:desc>formula</svg:desc></draw:frame></text:span></text:p>
      <text:p text:style-name="P34"><text:span text:style-name="T4">có thể coi IRR như </text:span><text:span text:style-name="Strong_20_Emphasis"><text:span text:style-name="T6">chi phí mà tại đó dự án hay khoản đầu tư sẽ huề vốn</text:span></text:span><text:span text:style-name="T4">. </text:span><text:span text:style-name="T5">(link tham khao: https://tuihoctaichinh.com/cf-npv-vs-irr/)</text:span></text:p>
      <text:p text:style-name="P12"><text:span text:style-name="T17"><text:tab/></text:span></text:p>
      <text:p text:style-name="P12"><text:span text:style-name="T12">- </text:span><text:span text:style-name="T32">Discount rate / Tỉ lệ chiết khấu</text:span></text:p>
      <text:p text:style-name="P35"><text:span text:style-name="T22">Tỉ lệ chiết khấu là một khái niệm xuất hiện rất nhiều trong kinh tế. Tuy nhiên điều thú vị là ở mỗi ngữ cảnh khác nhau nó lại có một nghĩa khác nhau.</text:span></text:p>
      <text:p text:style-name="P36"><text:soft-page-break/>Trong thương mại tỉ lệ chiết khấu được hiểu là tỉ lệ giảm giá mà người bán dành cho người mua để thúc đẩy việc mua hàng với số lượng lớn, để duy trì mối quan hệ tốt với khách hàng hoặc để khuyến khích việc thanh toán trước hạn, thanh toán bằng tiền mặt...</text:p>
      <text:p text:style-name="P36">Với thẻ tín dụng: tỉ lệ chiết khấu là số phần trăm của giá trị giao dịch mà ngân hàng phát hành thu từ người sử dụng thẻ tín dụng trên mỗi giao dịch được thực hiện.</text:p>
      <text:p text:style-name="P36">Trong chính sách tiền tệ: tỉ lệ chiết khấu chính là lãi suất mà các tổ chức tài chính phải chịu khi vay vốn ngắn hạn trực tiếp từ Ngân hàng trung ương. Trong hoàn cảnh này, tỉ lệ chiết khấu còn được gọi là lãi suất chiết khấu, lãi suất tài chiết khấu, lãi suất cơ bản... Tỉ lệ chiết khấu là một công cụ vô cùng hữu hiệu trong tay NHTW để kiểm soát cung tiền, thực thi các chính sách tiền tệ.</text:p>
      <text:p text:style-name="P36">Trong đánh giá dự án, đánh giá quyết định đầu tư, tỉ lệ chiết khấu được dùng để tính tỉ suất hoàn vốn nội bộ (IRR), giá trị hiện tại thuần (NPV). Lúc này tỉ lệ chiết khấu có vai trò giúp qui giá trị các luồng tiền trong tương lai về thời điểm hiện tại, sau khi đã tính đến các nhân tố như lãi suất, lạm phát.. Việc chọn được một tỉ lệ chiết khấu phù hợp là vô cùng quan trọng trong các phân tích tài chính. Một cách chọn khá hay là lấy tỉ lệ chiết khấu đúng bằng tỉ suất lợi nhuận của dự án đầu tư thay thế khi muốn so sánh trực tiếp giữa 2 phương án đầu tư. <text:line-break/>Ví dụ: bạn có một số vốn nhàn rỗi $10,000 và đang cân nhắc giữa việc gửi vào ngân hàng để hưởng lãi suất 10%/năm hoặc mở một cửa hàng tạp hoá. Lúc này để so sánh giữa hai phương án, bạn có thể tính NPV của của phương án mở cửa hàng với tỉ lệ chiết khấu là 10% rồi so sánh với NPV của phương án gửi tiền vào ngân hàng.</text:p>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9:30:02.281300776</meta:creation-date>
    <meta:generator>LibreOffice/5.1.6.2$Linux_X86_64 LibreOffice_project/10m0$Build-2</meta:generator>
    <dc:date>2019-10-11T16:56:42.788305579</dc:date>
    <meta:editing-duration>PT8M42S</meta:editing-duration>
    <meta:editing-cycles>3</meta:editing-cycles>
    <meta:document-statistic meta:table-count="1" meta:image-count="0" meta:object-count="6" meta:page-count="3" meta:paragraph-count="71" meta:word-count="1031" meta:character-count="4669" meta:non-whitespace-character-count="3646"/>
  </office:meta>
</office:document-meta>
</file>

<file path=Object 1/content.xml><?xml version="1.0" encoding="utf-8"?>
<math xmlns="http://www.w3.org/1998/Math/MathML" display="block">
  <semantics>
    <mfrac>
      <mrow>
        <msub>
          <mi>v</mi>
          <mrow>
            <mi>t</mi>
            <mn>2</mn>
          </mrow>
        </msub>
        <mo stretchy="false">−</mo>
        <msub>
          <mi>v</mi>
          <mrow>
            <mi>t</mi>
            <mn>1</mn>
          </mrow>
        </msub>
      </mrow>
      <msub>
        <mi>v</mi>
        <mrow>
          <mi>t</mi>
          <mn>1</mn>
        </mrow>
      </msub>
    </mfrac>
    <annotation encoding="StarMath 5.0">{ v_{t2} - v_{t1}} over {v_{t1}}
</annotation>
  </semantics>
</math>
</file>

<file path=Object 2/content.xml><?xml version="1.0" encoding="utf-8"?>
<math xmlns="http://www.w3.org/1998/Math/MathML" display="block">
  <semantics>
    <mrow>
      <mi mathvariant="italic">PV</mi>
      <mo stretchy="false">⋅</mo>
      <msup>
        <mrow>
          <mo fence="true" stretchy="false">(</mo>
          <mrow>
            <mrow>
              <mn>1</mn>
              <mo stretchy="false">+</mo>
              <mi>R</mi>
            </mrow>
          </mrow>
          <mo fence="true" stretchy="false">)</mo>
        </mrow>
        <mi>n</mi>
      </msup>
    </mrow>
    <annotation encoding="StarMath 5.0">PV cdot ( 1 + R) ^{n}</annotation>
  </semantics>
</math>
</file>

<file path=Object 3/content.xml><?xml version="1.0" encoding="utf-8"?>
<math xmlns="http://www.w3.org/1998/Math/MathML" display="block">
  <semantics>
    <mfrac>
      <mi mathvariant="italic">FV</mi>
      <msup>
        <mrow>
          <mo fence="true" stretchy="false">(</mo>
          <mrow>
            <mrow>
              <mn>1</mn>
              <mo stretchy="false">+</mo>
              <mi>R</mi>
            </mrow>
          </mrow>
          <mo fence="true" stretchy="false">)</mo>
        </mrow>
        <mi>n</mi>
      </msup>
    </mfrac>
    <annotation encoding="StarMath 5.0">{FV} over { ( 1 + R) ^{n}} </annotation>
  </semantics>
</math>
</file>

<file path=Object 4/content.xml><?xml version="1.0" encoding="utf-8"?>
<math xmlns="http://www.w3.org/1998/Math/MathML" display="block">
  <semantics>
    <mrow>
      <msub>
        <mi>v</mi>
        <mrow>
          <mi>t</mi>
          <mn>0</mn>
        </mrow>
      </msub>
      <mo stretchy="false">⋅</mo>
      <msup>
        <mrow>
          <mo fence="true" stretchy="false">(</mo>
          <mrow>
            <mrow>
              <mn>1</mn>
              <mo stretchy="false">+</mo>
              <mfrac>
                <mi>r</mi>
                <mi>c</mi>
              </mfrac>
            </mrow>
          </mrow>
          <mo fence="true" stretchy="false">)</mo>
        </mrow>
        <mrow>
          <mi>t</mi>
          <mo stretchy="false">∗</mo>
          <mi>c</mi>
        </mrow>
      </msup>
    </mrow>
    <annotation encoding="StarMath 5.0">v_{t0} cdot ( 1 + {r} over {c} )^{t*c}</annotation>
  </semantics>
</math>
</file>

<file path=Object 5/content.xml><?xml version="1.0" encoding="utf-8"?>
<math xmlns="http://www.w3.org/1998/Math/MathML" display="block">
  <semantics>
    <mrow>
      <mrow>
        <munderover>
          <mo stretchy="false">∑</mo>
          <mrow>
            <mi>t</mi>
            <mo stretchy="false">=</mo>
            <mn>1</mn>
          </mrow>
          <mi>T</mi>
        </munderover>
        <mrow>
          <mo fence="true" stretchy="false">(</mo>
          <mrow>
            <mfrac>
              <msub>
                <mi>c</mi>
                <mi>t</mi>
              </msub>
              <msup>
                <mrow>
                  <mo fence="true" stretchy="false">(</mo>
                  <mrow>
                    <mrow>
                      <mn>1</mn>
                      <mo stretchy="false">+</mo>
                      <mi>r</mi>
                    </mrow>
                  </mrow>
                  <mo fence="true" stretchy="false">)</mo>
                </mrow>
                <mi>t</mi>
              </msup>
            </mfrac>
          </mrow>
          <mo fence="true" stretchy="false">)</mo>
        </mrow>
      </mrow>
      <mo stretchy="false">−</mo>
      <msub>
        <mi>c</mi>
        <mn>0</mn>
      </msub>
    </mrow>
    <annotation encoding="StarMath 5.0">sum from{t=1} to{T}  ({ c_{t}} over { ( 1 + r)^{t}}) - c_{0}  </annotation>
  </semantics>
</math>
</file>

<file path=Object 6/content.xml><?xml version="1.0" encoding="utf-8"?>
<math xmlns="http://www.w3.org/1998/Math/MathML" display="block">
  <semantics>
    <mrow>
      <mrow>
        <munderover>
          <mo stretchy="false">∑</mo>
          <mrow>
            <mi>t</mi>
            <mo stretchy="false">=</mo>
            <mn>1</mn>
          </mrow>
          <mi>T</mi>
        </munderover>
        <mrow>
          <mo fence="true" stretchy="false">(</mo>
          <mrow>
            <mfrac>
              <msub>
                <mi>c</mi>
                <mi>t</mi>
              </msub>
              <msup>
                <mrow>
                  <mo fence="true" stretchy="false">(</mo>
                  <mrow>
                    <mrow>
                      <mn>1</mn>
                      <mo stretchy="false">+</mo>
                      <mi mathvariant="italic">IRR</mi>
                    </mrow>
                  </mrow>
                  <mo fence="true" stretchy="false">)</mo>
                </mrow>
                <mi>t</mi>
              </msup>
            </mfrac>
          </mrow>
          <mo fence="true" stretchy="false">)</mo>
        </mrow>
      </mrow>
      <mo stretchy="false">−</mo>
      <msub>
        <mi>c</mi>
        <mn>0</mn>
      </msub>
    </mrow>
    <annotation encoding="StarMath 5.0">sum from{t=1} to{T}  ({ c_{t}} over { ( 1 + IRR)^{t}}) - c_{0}  </annotation>
  </semantics>
</math>
</file>